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53909" officeooo:paragraph-rsid="00153909" style:font-size-asian="21pt" style:font-size-complex="24pt"/>
    </style:style>
    <style:style style:name="P2" style:family="paragraph" style:parent-style-name="Standard">
      <style:paragraph-properties fo:text-align="start" style:justify-single-word="false"/>
      <style:text-properties fo:font-size="12pt" officeooo:rsid="00153909" officeooo:paragraph-rsid="00153909" style:font-size-asian="10.5pt" style:font-size-complex="12pt"/>
    </style:style>
    <style:style style:name="T1" style:family="text">
      <style:text-properties officeooo:rsid="00160c3e"/>
    </style:style>
    <style:style style:name="T2" style:family="text">
      <style:text-properties officeooo:rsid="0016a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stronomie Française</text:p>
      <text:p text:style-name="P1"/>
      <text:p text:style-name="P2">Que pensez-vous quand on vous parle de Paris ? Les monuments, la seine, le romantisme… La sa a rien a voir. Je vous le dit, la bonne bouffes française, rien de mieux, que d’engloutir un bon repas bien gras reconnu par les plus grand chef ! Vous voyez ? Alors pour les mauvais élève au fond de la classe, on parle de nourriture française quand c’est bien gras, des plats en sauce, avec du bon goût, attention a vos hanches bien-sur . Plus sérieusement, la gastronomie française se distingue <text:s/>surtout de plat typique et régionale (Bon on oublie les petites guère de région) je vais vous en citez quelques-uns : <text:span text:style-name="T1">le cassoulet, le bourguignon, les crêpes salée, la tartiflette… Et j’en passe. Mais on n’oublie surtout pas ce qui peut accompagné tous sa ! Le pain !!!! Que dire du pain ? Oui il faut l’avouer avec beaucoup de modestie, ON A LE MEILLEUR PAIN ! OK ?! Bon oui mais pourquoi Sherlock ? Le pain a étais une des denrée les plus populaire pendant le moyen-ages, car peu coûteuse et abondantes, ce dernier c’est donc démocratiser sur toutes les région et a traversé les époque. Maintenant faudrait parler de fromage, oui ce petit produit laitier qui sent fort, ils ce déclinent sous différentes formes, goût et couleurs. Sans oubliée la star mondiale, le vin. Oui, Oui, le vin est une star mondiale car il c’est vendu a plus de 200 pays et territoire. Il ce décline en plusieurs version, vin rouge, vin blanc, rosé… Oui le vin est un élément essentiel de l’économie de notre pays tricolore. Bon pour finir parlons aussi d’</text:span><text:span text:style-name="T2">un autres</text:span><text:span text:style-name="T1"> trésors français, le champagne. </text:span><text:span text:style-name="T2">Oui c’est boisson alcoolisée au goût de pomme et qui pétille, je vous parle pas d’un simple mousseux hein ! Je vous parle du Champagnes. Maintenant que j’ai fini ma présentation, vous serez ce que <text:s/>vous mangerez a midi, Bonne appétit !!! </text:span><text:span text:style-name="T1"><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4:45:03.775895257</meta:creation-date>
    <dc:date>2021-10-03T16:20:02.402291148</dc:date>
    <meta:editing-duration>PT7M4S</meta:editing-duration>
    <meta:editing-cycles>2</meta:editing-cycles>
    <meta:generator>LibreOffice/6.4.7.2$Linux_X86_64 LibreOffice_project/40$Build-2</meta:generator>
    <meta:document-statistic meta:table-count="0" meta:image-count="0" meta:object-count="0" meta:page-count="1" meta:paragraph-count="2" meta:word-count="323" meta:character-count="1827" meta:non-whitespace-character-count="1502"/>
  </office:meta>
</office:document-meta>
</file>